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fo:font-weight="bold" officeooo:rsid="0015bdf5" officeooo:paragraph-rsid="0015bdf5" style:font-weight-asian="bold" style:font-weight-complex="bold"/>
    </style:style>
    <style:style style:name="P2" style:family="paragraph" style:parent-style-name="Standard">
      <style:text-properties fo:font-size="11pt" style:text-underline-style="solid" style:text-underline-width="auto" style:text-underline-color="font-color" fo:font-weight="bold" officeooo:rsid="00168658" officeooo:paragraph-rsid="00168658" style:font-size-asian="11pt" style:font-weight-asian="bold" style:font-size-complex="11pt" style:font-weight-complex="bold"/>
    </style:style>
    <style:style style:name="P3" style:family="paragraph" style:parent-style-name="Standard">
      <style:text-properties fo:font-size="11pt" style:text-underline-style="solid" style:text-underline-width="auto" style:text-underline-color="font-color" fo:font-weight="bold" officeooo:rsid="00191682" officeooo:paragraph-rsid="00191682" style:font-size-asian="11pt" style:font-weight-asian="bold" style:font-size-complex="11pt" style:font-weight-complex="bold"/>
    </style:style>
    <style:style style:name="P4" style:family="paragraph" style:parent-style-name="Standard">
      <style:text-properties fo:font-size="11pt" style:text-underline-style="solid" style:text-underline-width="auto" style:text-underline-color="font-color" fo:font-weight="bold" officeooo:rsid="001f728b" officeooo:paragraph-rsid="001f728b" style:font-size-asian="11pt" style:font-weight-asian="bold" style:font-size-complex="11pt" style:font-weight-complex="bold"/>
    </style:style>
    <style:style style:name="P5" style:family="paragraph" style:parent-style-name="Standard">
      <style:text-properties fo:font-size="11pt" style:text-underline-style="solid" style:text-underline-width="auto" style:text-underline-color="font-color" fo:font-weight="bold" officeooo:rsid="0022d0b8" officeooo:paragraph-rsid="0022d0b8" style:font-size-asian="11pt" style:font-weight-asian="bold" style:font-size-complex="11pt" style:font-weight-complex="bold"/>
    </style:style>
    <style:style style:name="P6" style:family="paragraph" style:parent-style-name="Standard">
      <style:text-properties fo:font-size="11pt" style:text-underline-style="solid" style:text-underline-width="auto" style:text-underline-color="font-color" fo:font-weight="bold" officeooo:rsid="002adadb" officeooo:paragraph-rsid="002adadb" style:font-size-asian="11pt" style:font-weight-asian="bold" style:font-size-complex="11pt" style:font-weight-complex="bold"/>
    </style:style>
    <style:style style:name="P7" style:family="paragraph" style:parent-style-name="Standard">
      <style:text-properties fo:font-size="11pt" style:text-underline-style="solid" style:text-underline-width="auto" style:text-underline-color="font-color" fo:font-weight="bold" officeooo:rsid="003389ab" officeooo:paragraph-rsid="003389ab" style:font-size-asian="11pt" style:font-weight-asian="bold" style:font-size-complex="11pt" style:font-weight-complex="bold"/>
    </style:style>
    <style:style style:name="P8" style:family="paragraph" style:parent-style-name="Standard">
      <style:text-properties fo:font-size="11pt" style:text-underline-style="solid" style:text-underline-width="auto" style:text-underline-color="font-color" fo:font-weight="bold" officeooo:rsid="00374a6f" officeooo:paragraph-rsid="00374a6f" style:font-size-asian="11pt" style:font-weight-asian="bold" style:font-size-complex="11pt" style:font-weight-complex="bold"/>
    </style:style>
    <style:style style:name="P9" style:family="paragraph" style:parent-style-name="Standard">
      <style:text-properties fo:font-size="11pt" style:text-underline-style="solid" style:text-underline-width="auto" style:text-underline-color="font-color" fo:font-weight="bold" officeooo:rsid="0047440d" officeooo:paragraph-rsid="0047440d" style:font-size-asian="11pt" style:font-weight-asian="bold" style:font-size-complex="11pt" style:font-weight-complex="bold"/>
    </style:style>
    <style:style style:name="P10" style:family="paragraph" style:parent-style-name="Standard">
      <style:text-properties fo:font-size="11pt" style:text-underline-style="solid" style:text-underline-width="auto" style:text-underline-color="font-color" fo:font-weight="bold" officeooo:rsid="004da6de" officeooo:paragraph-rsid="004da6de" style:font-size-asian="11pt" style:font-weight-asian="bold" style:font-size-complex="11pt" style:font-weight-complex="bold"/>
    </style:style>
    <style:style style:name="P11" style:family="paragraph" style:parent-style-name="Standard">
      <style:text-properties fo:font-size="11pt" style:text-underline-style="solid" style:text-underline-width="auto" style:text-underline-color="font-color" fo:font-weight="bold" officeooo:rsid="005a71c5" officeooo:paragraph-rsid="005a71c5" style:font-size-asian="11pt" style:font-weight-asian="bold" style:font-size-complex="11pt" style:font-weight-complex="bold"/>
    </style:style>
    <style:style style:name="P12" style:family="paragraph" style:parent-style-name="Standard">
      <style:text-properties fo:font-size="11pt" style:text-underline-style="solid" style:text-underline-width="auto" style:text-underline-color="font-color" fo:font-weight="bold" officeooo:rsid="00583f32" officeooo:paragraph-rsid="00583f32" style:font-size-asian="11pt" style:font-weight-asian="bold" style:font-size-complex="11pt" style:font-weight-complex="bold"/>
    </style:style>
    <style:style style:name="P13" style:family="paragraph" style:parent-style-name="Standard">
      <style:text-properties fo:font-size="11pt" style:text-underline-style="solid" style:text-underline-width="auto" style:text-underline-color="font-color" fo:font-weight="bold" officeooo:rsid="0065d817" officeooo:paragraph-rsid="0065d817" style:font-size-asian="11pt" style:font-weight-asian="bold" style:font-size-complex="11pt" style:font-weight-complex="bold"/>
    </style:style>
    <style:style style:name="P14" style:family="paragraph" style:parent-style-name="Standard">
      <style:text-properties fo:font-size="11pt" style:text-underline-style="solid" style:text-underline-width="auto" style:text-underline-color="font-color" fo:font-weight="bold" officeooo:rsid="0074e2a9" officeooo:paragraph-rsid="0074e2a9" style:font-size-asian="11pt" style:font-weight-asian="bold" style:font-size-complex="11pt" style:font-weight-complex="bold"/>
    </style:style>
    <style:style style:name="P15" style:family="paragraph" style:parent-style-name="Standard">
      <style:text-properties fo:font-size="11pt" fo:font-weight="normal" officeooo:rsid="0017655d" officeooo:paragraph-rsid="0017655d" style:font-size-asian="11pt" style:font-weight-asian="normal" style:font-size-complex="11pt" style:font-weight-complex="normal"/>
    </style:style>
    <style:style style:name="P16" style:family="paragraph" style:parent-style-name="Standard">
      <style:text-properties fo:font-size="11pt" fo:font-weight="normal" officeooo:rsid="00191682" officeooo:paragraph-rsid="00191682" style:font-size-asian="11pt" style:font-weight-asian="normal" style:font-size-complex="11pt" style:font-weight-complex="normal"/>
    </style:style>
    <style:style style:name="P17" style:family="paragraph" style:parent-style-name="Standard">
      <style:text-properties fo:font-size="11pt" fo:font-weight="normal" officeooo:rsid="00200430" officeooo:paragraph-rsid="00200430" style:font-size-asian="11pt" style:font-weight-asian="normal" style:font-size-complex="11pt" style:font-weight-complex="normal"/>
    </style:style>
    <style:style style:name="P18" style:family="paragraph" style:parent-style-name="Standard">
      <style:text-properties fo:font-size="11pt" fo:font-weight="normal" officeooo:rsid="00230f07" officeooo:paragraph-rsid="00230f07" style:font-size-asian="11pt" style:font-weight-asian="normal" style:font-size-complex="11pt" style:font-weight-complex="normal"/>
    </style:style>
    <style:style style:name="P19" style:family="paragraph" style:parent-style-name="Standard">
      <style:text-properties fo:font-size="11pt" fo:font-weight="normal" officeooo:rsid="002c7436" officeooo:paragraph-rsid="002c7436" style:font-size-asian="11pt" style:font-weight-asian="normal" style:font-size-complex="11pt" style:font-weight-complex="normal"/>
    </style:style>
    <style:style style:name="P20" style:family="paragraph" style:parent-style-name="Standard">
      <style:text-properties fo:font-size="11pt" fo:font-weight="normal" officeooo:rsid="004133bf" officeooo:paragraph-rsid="004133bf" style:font-size-asian="11pt" style:font-weight-asian="normal" style:font-size-complex="11pt" style:font-weight-complex="normal"/>
    </style:style>
    <style:style style:name="P21" style:family="paragraph" style:parent-style-name="Standard">
      <style:text-properties fo:font-size="11pt" fo:font-weight="normal" officeooo:rsid="004872d3" officeooo:paragraph-rsid="004872d3" style:font-size-asian="11pt" style:font-weight-asian="normal" style:font-size-complex="11pt" style:font-weight-complex="normal"/>
    </style:style>
    <style:style style:name="P22" style:family="paragraph" style:parent-style-name="Standard">
      <style:text-properties fo:font-size="11pt" fo:font-weight="normal" officeooo:rsid="004dc0e9" officeooo:paragraph-rsid="004dc0e9" style:font-size-asian="11pt" style:font-weight-asian="normal" style:font-size-complex="11pt" style:font-weight-complex="normal"/>
    </style:style>
    <style:style style:name="P23" style:family="paragraph" style:parent-style-name="Standard">
      <style:text-properties fo:font-size="11pt" fo:font-weight="normal" officeooo:rsid="00546aee" officeooo:paragraph-rsid="00546aee" style:font-size-asian="11pt" style:font-weight-asian="normal" style:font-size-complex="11pt" style:font-weight-complex="normal"/>
    </style:style>
    <style:style style:name="P24" style:family="paragraph" style:parent-style-name="Standard">
      <style:text-properties fo:font-size="11pt" officeooo:paragraph-rsid="0033dcdb" style:font-size-asian="11pt" style:font-size-complex="11pt"/>
    </style:style>
    <style:style style:name="P25" style:family="paragraph" style:parent-style-name="Standard">
      <style:text-properties fo:font-size="11pt" officeooo:paragraph-rsid="0038e561" style:font-size-asian="11pt" style:font-size-complex="11pt"/>
    </style:style>
    <style:style style:name="P26" style:family="paragraph" style:parent-style-name="Standard">
      <style:text-properties fo:font-size="11pt" officeooo:paragraph-rsid="005c6e2c" style:font-size-asian="11pt" style:font-size-complex="11pt"/>
    </style:style>
    <style:style style:name="P27" style:family="paragraph" style:parent-style-name="Standard">
      <style:text-properties fo:font-size="11pt" officeooo:paragraph-rsid="006cda8c" style:font-size-asian="11pt" style:font-size-complex="11pt"/>
    </style:style>
    <style:style style:name="P28" style:family="paragraph" style:parent-style-name="Standard">
      <style:text-properties fo:font-size="11pt" officeooo:paragraph-rsid="00754555" style:font-size-asian="11pt" style:font-size-complex="11pt"/>
    </style:style>
    <style:style style:name="P29" style:family="paragraph" style:parent-style-name="Standard">
      <style:text-properties fo:font-size="11pt" officeooo:rsid="007880f3" officeooo:paragraph-rsid="007880f3" style:font-size-asian="11pt" style:font-size-complex="11pt"/>
    </style:style>
    <style:style style:name="P30" style:family="paragraph" style:parent-style-name="Standard">
      <style:text-properties fo:font-size="11pt" style:text-underline-style="none" fo:font-weight="normal" officeooo:rsid="0065d817" officeooo:paragraph-rsid="0065d817" style:font-size-asian="11pt" style:font-weight-asian="normal" style:font-size-complex="11pt" style:font-weight-complex="normal"/>
    </style:style>
    <style:style style:name="P31" style:family="paragraph" style:parent-style-name="Standard">
      <style:text-properties fo:font-size="11pt" fo:font-style="italic" style:text-underline-style="solid" style:text-underline-width="auto" style:text-underline-color="font-color" fo:font-weight="normal" officeooo:rsid="0074e2a9" officeooo:paragraph-rsid="0074e2a9" style:font-size-asian="11pt" style:font-style-asian="italic" style:font-weight-asian="normal" style:font-size-complex="11pt" style:font-style-complex="italic" style:font-weight-complex="normal"/>
    </style:style>
    <style:style style:name="P32" style:family="paragraph" style:parent-style-name="Standard">
      <style:text-properties fo:font-size="11pt" fo:font-weight="normal" officeooo:rsid="0035da8d" officeooo:paragraph-rsid="0033dcdb" style:font-size-asian="11pt" style:font-weight-asian="normal" style:font-size-complex="11pt" style:font-weight-complex="normal"/>
    </style:style>
    <style:style style:name="P33" style:family="paragraph" style:parent-style-name="Standard">
      <style:text-properties fo:font-size="11pt" fo:font-weight="normal" officeooo:rsid="006540a7" officeooo:paragraph-rsid="005c6e2c" style:font-size-asian="11pt" style:font-weight-asian="normal" style:font-size-complex="11pt" style:font-weight-complex="normal"/>
    </style:style>
    <style:style style:name="P34" style:family="paragraph" style:parent-style-name="Standard">
      <style:text-properties fo:font-size="11pt" fo:font-weight="normal" officeooo:rsid="00870379" officeooo:paragraph-rsid="00870379"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6f07ce" officeooo:paragraph-rsid="006cda8c" style:font-size-asian="11pt" style:font-weight-asian="normal" style:font-size-complex="11pt" style:font-weight-complex="normal"/>
    </style:style>
    <style:style style:name="P36" style:family="paragraph" style:parent-style-name="Standard">
      <style:text-properties officeooo:paragraph-rsid="0084dafc"/>
    </style:style>
    <style:style style:name="P37" style:family="paragraph" style:parent-style-name="Standard">
      <style:text-properties officeooo:paragraph-rsid="00200430"/>
    </style:style>
    <style:style style:name="P38" style:family="paragraph" style:parent-style-name="Standard">
      <style:text-properties officeooo:paragraph-rsid="002c7436"/>
    </style:style>
    <style:style style:name="P39" style:family="paragraph" style:parent-style-name="Standard">
      <style:text-properties officeooo:paragraph-rsid="00a5a206"/>
    </style:style>
    <style:style style:name="T1" style:family="text">
      <style:text-properties officeooo:rsid="001c4171"/>
    </style:style>
    <style:style style:name="T2" style:family="text">
      <style:text-properties officeooo:rsid="0028ca22"/>
    </style:style>
    <style:style style:name="T3" style:family="text">
      <style:text-properties officeooo:rsid="00295318"/>
    </style:style>
    <style:style style:name="T4" style:family="text">
      <style:text-properties fo:font-weight="normal" style:font-weight-asian="normal" style:font-weight-complex="normal"/>
    </style:style>
    <style:style style:name="T5" style:family="text">
      <style:text-properties fo:font-weight="normal" officeooo:rsid="0033dcdb" style:font-weight-asian="normal" style:font-weight-complex="normal"/>
    </style:style>
    <style:style style:name="T6" style:family="text">
      <style:text-properties fo:font-weight="normal" officeooo:rsid="0035da8d" style:font-weight-asian="normal" style:font-weight-complex="normal"/>
    </style:style>
    <style:style style:name="T7" style:family="text">
      <style:text-properties fo:font-weight="normal" officeooo:rsid="0038e561" style:font-weight-asian="normal" style:font-weight-complex="normal"/>
    </style:style>
    <style:style style:name="T8" style:family="text">
      <style:text-properties fo:font-weight="normal" officeooo:rsid="0039bb8e" style:font-weight-asian="normal" style:font-weight-complex="normal"/>
    </style:style>
    <style:style style:name="T9" style:family="text">
      <style:text-properties fo:font-weight="normal" officeooo:rsid="0042daa3" style:font-weight-asian="normal" style:font-weight-complex="normal"/>
    </style:style>
    <style:style style:name="T10" style:family="text">
      <style:text-properties fo:font-weight="normal" officeooo:rsid="0042c487" style:font-weight-asian="normal" style:font-weight-complex="normal"/>
    </style:style>
    <style:style style:name="T11" style:family="text">
      <style:text-properties fo:font-weight="normal" officeooo:rsid="003aa906" style:font-weight-asian="normal" style:font-weight-complex="normal"/>
    </style:style>
    <style:style style:name="T12" style:family="text">
      <style:text-properties fo:font-weight="normal" officeooo:rsid="00444adb" style:font-weight-asian="normal" style:font-weight-complex="normal"/>
    </style:style>
    <style:style style:name="T13" style:family="text">
      <style:text-properties fo:font-weight="normal" officeooo:rsid="003b1b9d" style:font-weight-asian="normal" style:font-weight-complex="normal"/>
    </style:style>
    <style:style style:name="T14" style:family="text">
      <style:text-properties fo:font-weight="normal" officeooo:rsid="003c690e" style:font-weight-asian="normal" style:font-weight-complex="normal"/>
    </style:style>
    <style:style style:name="T15" style:family="text">
      <style:text-properties fo:font-weight="normal" officeooo:rsid="003e1139" style:font-weight-asian="normal" style:font-weight-complex="normal"/>
    </style:style>
    <style:style style:name="T16" style:family="text">
      <style:text-properties fo:font-weight="normal" officeooo:rsid="003f484b" style:font-weight-asian="normal" style:font-weight-complex="normal"/>
    </style:style>
    <style:style style:name="T17" style:family="text">
      <style:text-properties fo:font-weight="normal" officeooo:rsid="004133bf" style:font-weight-asian="normal" style:font-weight-complex="normal"/>
    </style:style>
    <style:style style:name="T18" style:family="text">
      <style:text-properties fo:font-weight="normal" officeooo:rsid="005c6e2c" style:font-weight-asian="normal" style:font-weight-complex="normal"/>
    </style:style>
    <style:style style:name="T19" style:family="text">
      <style:text-properties fo:font-weight="normal" officeooo:rsid="005d6e11" style:font-weight-asian="normal" style:font-weight-complex="normal"/>
    </style:style>
    <style:style style:name="T20" style:family="text">
      <style:text-properties fo:font-weight="normal" officeooo:rsid="005e082c" style:font-weight-asian="normal" style:font-weight-complex="normal"/>
    </style:style>
    <style:style style:name="T21" style:family="text">
      <style:text-properties fo:font-weight="normal" officeooo:rsid="005f5fcc" style:font-weight-asian="normal" style:font-weight-complex="normal"/>
    </style:style>
    <style:style style:name="T22" style:family="text">
      <style:text-properties fo:font-weight="normal" officeooo:rsid="0060583c" style:font-weight-asian="normal" style:font-weight-complex="normal"/>
    </style:style>
    <style:style style:name="T23" style:family="text">
      <style:text-properties fo:font-weight="normal" officeooo:rsid="00624d75" style:font-weight-asian="normal" style:font-weight-complex="normal"/>
    </style:style>
    <style:style style:name="T24" style:family="text">
      <style:text-properties fo:font-weight="normal" officeooo:rsid="00626684" style:font-weight-asian="normal" style:font-weight-complex="normal"/>
    </style:style>
    <style:style style:name="T25" style:family="text">
      <style:text-properties fo:font-weight="normal" officeooo:rsid="00642362" style:font-weight-asian="normal" style:font-weight-complex="normal"/>
    </style:style>
    <style:style style:name="T26" style:family="text">
      <style:text-properties fo:font-weight="normal" officeooo:rsid="006540a7" style:font-weight-asian="normal" style:font-weight-complex="normal"/>
    </style:style>
    <style:style style:name="T27" style:family="text">
      <style:text-properties fo:font-weight="normal" officeooo:rsid="0098831f" style:font-weight-asian="normal" style:font-weight-complex="normal"/>
    </style:style>
    <style:style style:name="T28" style:family="text">
      <style:text-properties fo:font-weight="normal" officeooo:rsid="00989e45" style:font-weight-asian="normal" style:font-weight-complex="normal"/>
    </style:style>
    <style:style style:name="T29" style:family="text">
      <style:text-properties fo:font-weight="normal" officeooo:rsid="009c4f51" style:font-weight-asian="normal" style:font-weight-complex="normal"/>
    </style:style>
    <style:style style:name="T30" style:family="text">
      <style:text-properties fo:font-weight="normal" officeooo:rsid="00b365a3" style:font-weight-asian="normal" style:font-weight-complex="normal"/>
    </style:style>
    <style:style style:name="T31" style:family="text">
      <style:text-properties officeooo:rsid="0035da8d"/>
    </style:style>
    <style:style style:name="T32" style:family="text">
      <style:text-properties officeooo:rsid="0049bbcf"/>
    </style:style>
    <style:style style:name="T33" style:family="text">
      <style:text-properties officeooo:rsid="004b65ed"/>
    </style:style>
    <style:style style:name="T34" style:family="text">
      <style:text-properties officeooo:rsid="004be121"/>
    </style:style>
    <style:style style:name="T35" style:family="text">
      <style:text-properties officeooo:rsid="004cd739"/>
    </style:style>
    <style:style style:name="T36" style:family="text">
      <style:text-properties officeooo:rsid="004d3473"/>
    </style:style>
    <style:style style:name="T37" style:family="text">
      <style:text-properties officeooo:rsid="004e3044"/>
    </style:style>
    <style:style style:name="T38" style:family="text">
      <style:text-properties officeooo:rsid="004fa99d"/>
    </style:style>
    <style:style style:name="T39" style:family="text">
      <style:text-properties officeooo:rsid="0051e89d"/>
    </style:style>
    <style:style style:name="T40" style:family="text">
      <style:text-properties officeooo:rsid="00547b82"/>
    </style:style>
    <style:style style:name="T41" style:family="text">
      <style:text-properties officeooo:rsid="00567ea1"/>
    </style:style>
    <style:style style:name="T42" style:family="text">
      <style:text-properties officeooo:rsid="006540a7"/>
    </style:style>
    <style:style style:name="T43" style:family="text">
      <style:text-properties officeooo:rsid="0066941c"/>
    </style:style>
    <style:style style:name="T44" style:family="text">
      <style:text-properties officeooo:rsid="00685e0c"/>
    </style:style>
    <style:style style:name="T45" style:family="text">
      <style:text-properties officeooo:rsid="006960fa"/>
    </style:style>
    <style:style style:name="T46" style:family="text">
      <style:text-properties officeooo:rsid="006b3fbb"/>
    </style:style>
    <style:style style:name="T47" style:family="text">
      <style:text-properties officeooo:rsid="006f07ce"/>
    </style:style>
    <style:style style:name="T48" style:family="text">
      <style:text-properties officeooo:rsid="0071bed6"/>
    </style:style>
    <style:style style:name="T49" style:family="text">
      <style:text-properties officeooo:rsid="0074c026"/>
    </style:style>
    <style:style style:name="T50" style:family="text">
      <style:text-properties style:text-underline-style="none" fo:font-weight="normal" officeooo:rsid="006b3fbb" style:font-weight-asian="normal" style:font-weight-complex="normal"/>
    </style:style>
    <style:style style:name="T51" style:family="text">
      <style:text-properties style:text-underline-style="none" fo:font-weight="normal" officeooo:rsid="006cda8c" style:font-weight-asian="normal" style:font-weight-complex="normal"/>
    </style:style>
    <style:style style:name="T52" style:family="text">
      <style:text-properties style:text-underline-style="none" fo:font-weight="normal" officeooo:rsid="006d38d2" style:font-weight-asian="normal" style:font-weight-complex="normal"/>
    </style:style>
    <style:style style:name="T53" style:family="text">
      <style:text-properties style:text-underline-style="none" fo:font-weight="normal" officeooo:rsid="006f07ce" style:font-weight-asian="normal" style:font-weight-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text-underline-style="none" fo:font-weight="normal" officeooo:rsid="00754555" style:font-style-asian="normal" style:font-weight-asian="normal" style:font-style-complex="normal" style:font-weight-complex="normal"/>
    </style:style>
    <style:style style:name="T56" style:family="text">
      <style:text-properties fo:font-style="normal" style:text-underline-style="none" fo:font-weight="normal" officeooo:rsid="007641f7" style:font-style-asian="normal" style:font-weight-asian="normal" style:font-style-complex="normal" style:font-weight-complex="normal"/>
    </style:style>
    <style:style style:name="T57" style:family="text">
      <style:text-properties fo:font-style="normal" style:text-underline-style="none" fo:font-weight="normal" officeooo:rsid="007686fe" style:font-style-asian="normal" style:font-weight-asian="normal" style:font-style-complex="normal" style:font-weight-complex="normal"/>
    </style:style>
    <style:style style:name="T58" style:family="text">
      <style:text-properties fo:font-style="normal" style:text-underline-style="none" fo:font-weight="normal" officeooo:rsid="007a20da" style:font-style-asian="normal" style:font-weight-asian="normal" style:font-style-complex="normal" style:font-weight-complex="normal"/>
    </style:style>
    <style:style style:name="T59" style:family="text">
      <style:text-properties fo:font-style="normal" style:text-underline-style="none" fo:font-weight="normal" officeooo:rsid="007a5e90" style:font-style-asian="normal" style:font-weight-asian="normal" style:font-style-complex="normal" style:font-weight-complex="normal"/>
    </style:style>
    <style:style style:name="T60" style:family="text">
      <style:text-properties fo:font-style="normal" style:text-underline-style="none" fo:font-weight="normal" officeooo:rsid="007c3434" style:font-style-asian="normal" style:font-weight-asian="normal" style:font-style-complex="normal" style:font-weight-complex="normal"/>
    </style:style>
    <style:style style:name="T61" style:family="text">
      <style:text-properties fo:font-style="normal" style:text-underline-style="none" fo:font-weight="normal" officeooo:rsid="007cce29" style:font-style-asian="normal" style:font-weight-asian="normal" style:font-style-complex="normal" style:font-weight-complex="normal"/>
    </style:style>
    <style:style style:name="T62" style:family="text">
      <style:text-properties officeooo:rsid="0081cef4"/>
    </style:style>
    <style:style style:name="T63" style:family="text">
      <style:text-properties officeooo:rsid="0087db1e"/>
    </style:style>
    <style:style style:name="T64" style:family="text">
      <style:text-properties fo:font-size="11pt" fo:font-weight="normal" officeooo:rsid="00200430" style:font-size-asian="11pt" style:font-weight-asian="normal" style:font-size-complex="11pt" style:font-weight-complex="normal"/>
    </style:style>
    <style:style style:name="T65" style:family="text">
      <style:text-properties fo:font-size="11pt" fo:font-weight="normal" officeooo:rsid="00884af4" style:font-size-asian="11pt" style:font-weight-asian="normal" style:font-size-complex="11pt" style:font-weight-complex="normal"/>
    </style:style>
    <style:style style:name="T66" style:family="text">
      <style:text-properties fo:font-size="11pt" fo:font-weight="normal" officeooo:rsid="0084dafc" style:font-size-asian="11pt" style:font-weight-asian="normal" style:font-size-complex="11pt" style:font-weight-complex="normal"/>
    </style:style>
    <style:style style:name="T67" style:family="text">
      <style:text-properties fo:font-size="11pt" fo:font-weight="normal" officeooo:rsid="0084e042" style:font-size-asian="11pt" style:font-weight-asian="normal" style:font-size-complex="11pt" style:font-weight-complex="normal"/>
    </style:style>
    <style:style style:name="T68" style:family="text">
      <style:text-properties fo:font-size="11pt" fo:font-weight="normal" officeooo:rsid="008651d1" style:font-size-asian="11pt" style:font-weight-asian="normal" style:font-size-complex="11pt" style:font-weight-complex="normal"/>
    </style:style>
    <style:style style:name="T69" style:family="text">
      <style:text-properties fo:font-size="11pt" fo:font-weight="normal" officeooo:rsid="009083e0" style:font-size-asian="11pt" style:font-weight-asian="normal" style:font-size-complex="11pt" style:font-weight-complex="normal"/>
    </style:style>
    <style:style style:name="T70" style:family="text">
      <style:text-properties fo:font-size="11pt" fo:font-weight="normal" officeooo:rsid="00920d3f" style:font-size-asian="11pt" style:font-weight-asian="normal" style:font-size-complex="11pt" style:font-weight-complex="normal"/>
    </style:style>
    <style:style style:name="T71" style:family="text">
      <style:text-properties fo:font-size="11pt" fo:font-weight="normal" officeooo:rsid="0094b0cf" style:font-size-asian="11pt" style:font-weight-asian="normal" style:font-size-complex="11pt" style:font-weight-complex="normal"/>
    </style:style>
    <style:style style:name="T72" style:family="text">
      <style:text-properties fo:font-size="11pt" fo:font-weight="normal" officeooo:rsid="009600b7" style:font-size-asian="11pt" style:font-weight-asian="normal" style:font-size-complex="11pt" style:font-weight-complex="normal"/>
    </style:style>
    <style:style style:name="T73" style:family="text">
      <style:text-properties fo:font-size="11pt" fo:font-weight="normal" officeooo:rsid="002c7436" style:font-size-asian="11pt" style:font-weight-asian="normal" style:font-size-complex="11pt" style:font-weight-complex="normal"/>
    </style:style>
    <style:style style:name="T74" style:family="text">
      <style:text-properties fo:font-size="11pt" fo:font-weight="normal" officeooo:rsid="00454c03" style:font-size-asian="11pt" style:font-weight-asian="normal" style:font-size-complex="11pt" style:font-weight-complex="normal"/>
    </style:style>
    <style:style style:name="T75" style:family="text">
      <style:text-properties fo:font-size="11pt" fo:font-weight="normal" officeooo:rsid="008a3479" style:font-size-asian="11pt" style:font-weight-asian="normal" style:font-size-complex="11pt" style:font-weight-complex="normal"/>
    </style:style>
    <style:style style:name="T76" style:family="text">
      <style:text-properties fo:font-size="11pt" fo:font-weight="normal" officeooo:rsid="008ba898" style:font-size-asian="11pt" style:font-weight-asian="normal" style:font-size-complex="11pt" style:font-weight-complex="normal"/>
    </style:style>
    <style:style style:name="T77" style:family="text">
      <style:text-properties fo:font-size="11pt" fo:font-weight="normal" officeooo:rsid="008c127c" style:font-size-asian="11pt" style:font-weight-asian="normal" style:font-size-complex="11pt" style:font-weight-complex="normal"/>
    </style:style>
    <style:style style:name="T78" style:family="text">
      <style:text-properties fo:font-size="11pt" fo:font-weight="normal" officeooo:rsid="008d58e3" style:font-size-asian="11pt" style:font-weight-asian="normal" style:font-size-complex="11pt" style:font-weight-complex="normal"/>
    </style:style>
    <style:style style:name="T79" style:family="text">
      <style:text-properties fo:font-size="11pt" fo:font-weight="normal" officeooo:rsid="009e4bf9" style:font-size-asian="11pt" style:font-weight-asian="normal" style:font-size-complex="11pt" style:font-weight-complex="normal"/>
    </style:style>
    <style:style style:name="T80" style:family="text">
      <style:text-properties fo:font-size="11pt" fo:font-weight="normal" officeooo:rsid="008d803e" style:font-size-asian="11pt" style:font-weight-asian="normal" style:font-size-complex="11pt" style:font-weight-complex="normal"/>
    </style:style>
    <style:style style:name="T81" style:family="text">
      <style:text-properties fo:font-size="11pt" fo:font-weight="normal" officeooo:rsid="00a3141a" style:font-size-asian="11pt" style:font-weight-asian="normal" style:font-size-complex="11pt" style:font-weight-complex="normal"/>
    </style:style>
    <style:style style:name="T82" style:family="text">
      <style:text-properties fo:font-size="11pt" fo:font-weight="normal" officeooo:rsid="00a5a206" style:font-size-asian="11pt" style:font-weight-asian="normal" style:font-size-complex="11pt" style:font-weight-complex="normal"/>
    </style:style>
    <style:style style:name="T83" style:family="text">
      <style:text-properties fo:font-size="11pt" fo:font-weight="normal" officeooo:rsid="00a716ed" style:font-size-asian="11pt" style:font-weight-asian="normal" style:font-size-complex="11pt" style:font-weight-complex="normal"/>
    </style:style>
    <style:style style:name="T84" style:family="text">
      <style:text-properties fo:font-size="11pt" fo:font-weight="normal" officeooo:rsid="00a9a470" style:font-size-asian="11pt" style:font-weight-asian="normal" style:font-size-complex="11pt" style:font-weight-complex="normal"/>
    </style:style>
    <style:style style:name="T85" style:family="text">
      <style:text-properties fo:font-size="11pt" fo:font-weight="normal" officeooo:rsid="00ab36aa" style:font-size-asian="11pt" style:font-weight-asian="normal" style:font-size-complex="11pt" style:font-weight-complex="normal"/>
    </style:style>
    <style:style style:name="T86" style:family="text">
      <style:text-properties fo:font-size="11pt" fo:font-weight="normal" officeooo:rsid="00abf732" style:font-size-asian="11pt" style:font-weight-asian="normal" style:font-size-complex="11pt" style:font-weight-complex="normal"/>
    </style:style>
    <style:style style:name="T87" style:family="text">
      <style:text-properties fo:font-size="11pt" fo:font-weight="normal" officeooo:rsid="00ada5d9" style:font-size-asian="11pt" style:font-weight-asian="normal" style:font-size-complex="11pt" style:font-weight-complex="normal"/>
    </style:style>
    <style:style style:name="T88" style:family="text">
      <style:text-properties fo:font-size="11pt" fo:font-weight="normal" officeooo:rsid="00aea821" style:font-size-asian="11pt" style:font-weight-asian="normal" style:font-size-complex="11pt" style:font-weight-complex="normal"/>
    </style:style>
    <style:style style:name="T89" style:family="text">
      <style:text-properties fo:font-size="11pt" fo:font-weight="normal" officeooo:rsid="00af0886" style:font-size-asian="11pt" style:font-weight-asian="normal" style:font-size-complex="11pt" style:font-weight-complex="normal"/>
    </style:style>
    <style:style style:name="T90" style:family="text">
      <style:text-properties fo:font-size="11pt" fo:font-weight="normal" officeooo:rsid="00b04cd7" style:font-size-asian="11pt" style:font-weight-asian="normal" style:font-size-complex="11pt" style:font-weight-complex="normal"/>
    </style:style>
    <style:style style:name="T91" style:family="text">
      <style:text-properties fo:font-size="11pt" fo:font-weight="normal" officeooo:rsid="00b105c3" style:font-size-asian="11pt" style:font-weight-asian="normal" style:font-size-complex="11pt" style:font-weight-complex="normal"/>
    </style:style>
    <style:style style:name="T92" style:family="text">
      <style:text-properties fo:font-size="11pt" fo:font-weight="normal" officeooo:rsid="00b1398d" style:font-size-asian="11pt" style:font-weight-asian="normal" style:font-size-complex="11pt" style:font-weight-complex="normal"/>
    </style:style>
    <style:style style:name="T93" style:family="text">
      <style:text-properties fo:font-size="11pt" fo:font-weight="normal" officeooo:rsid="00b466f6" style:font-size-asian="11pt" style:font-weight-asian="normal" style:font-size-complex="11pt" style:font-weight-complex="normal"/>
    </style:style>
    <style:style style:name="T94" style:family="text">
      <style:text-properties fo:font-size="11pt" fo:font-weight="normal" officeooo:rsid="00b579f3" style:font-size-asian="11pt" style:font-weight-asian="normal" style:font-size-complex="11pt" style:font-weight-complex="normal"/>
    </style:style>
    <style:style style:name="T95" style:family="text">
      <style:text-properties officeooo:rsid="00a2d654"/>
    </style:style>
    <style:style style:name="T96" style:family="text">
      <style:text-properties officeooo:rsid="00a4a3db"/>
    </style:style>
    <style:style style:name="T97" style:family="text">
      <style:text-properties officeooo:rsid="00a4ba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Paradigms Part C – Reflective Report</text:p>
      <text:p text:style-name="P1"/>
      <text:p text:style-name="P2">1) board_structure</text:p>
      <text:p text:style-name="P36"><text:span text:style-name="T66">The structure stores only the dimensions of the board (which are of course needed in most contexts) and the grid data, which is stored as a 1D array of integers. </text:span><text:span text:style-name="T67">Though I initially used a 2D char array, I realised that with only 3 values to encode, I could save much more memory by only using 2 bits for each token on the board. </text:span><text:span text:style-name="T68">The decision was made to use a 1D array since this allows multiple rows to be stored in one int, maximising memory efficiency. For instance, if a 2D array was used, </text:span><text:span text:style-name="T69">a</text:span><text:span text:style-name="T68"> 6x8 board would use a whole int for each row (24 bytes total), whereas </text:span><text:span text:style-name="T71">a</text:span><text:span text:style-name="T68"> 1D </text:span><text:span text:style-name="T70">array</text:span><text:span text:style-name="T68"> uses an int for every </text:span><text:span text:style-name="T72">2</text:span><text:span text:style-name="T68"> rows on this board size (12 bytes total). </text:span></text:p>
      <text:p text:style-name="P34">Since C does not provide bit-level access, my set_val and get_val helper functions perform the task of converting row/column indices to int<text:span text:style-name="T95">+</text:span>bit position indices and using bitwise operations to store and retrieve values from the grid array. <text:span text:style-name="T63">Also, it should be noted that as a product of the order the board is read in, these functions index with (0,0) being the top-left corner of the board – the get_real_row function converts user inputs to this indexing system.</text:span></text:p>
      <text:p text:style-name="P15"/>
      <text:p text:style-name="P3">2) setup_board</text:p>
      <text:p text:style-name="P16">This function simply uses calloc to allocate memory for a board and for the robustness’ sake verifies that the pointer is not NULL using my validate_pointer helper function <text:span text:style-name="T1">(discussed later). </text:span><text:span text:style-name="T2">Any issues with memory allocation will </text:span><text:span text:style-name="T3">result in my error function being called.</text:span></text:p>
      <text:p text:style-name="P16"/>
      <text:p text:style-name="P4">3) cleanup_board</text:p>
      <text:p text:style-name="P37"><text:span text:style-name="T64">To cleanup the board, you must first determine whether the grid pointer has been assigned – if it has, then </text:span><text:span text:style-name="T65">it must be freed first (freeing u </text:span><text:span text:style-name="T81">first</text:span><text:span text:style-name="T65"> would leave the grid pointer inaccessible), followed by the board u itself.</text:span></text:p>
      <text:p text:style-name="P17"/>
      <text:p text:style-name="P5">4) read_in_file</text:p>
      <text:p text:style-name="P39"><text:span text:style-name="T82">The function starts with the normal validation of pointers before initialising values for u </text:span><text:span text:style-name="T83">and </text:span><text:span text:style-name="T85">c</text:span><text:span text:style-name="T83">allocing an initial integer for the grid</text:span><text:span text:style-name="T82">. </text:span><text:span text:style-name="T84">It then reads the file in character by character. If the character indicates the start of a new line, then the height of the grid is incremented and the column counter is reset to zero. At this point the length of the row is checked – if it does not match up with what we have already seen an error is produced.</text:span><text:span text:style-name="T85"> If the character is not a newline, we first check that the grid array has room for the token. If it doesn’t, we allocate an additional integer to the grid and zero it out (since 00 represents a ‘.’ in my encoding, this means we don’t need to set a value if the token is ‘.’). </text:span><text:span text:style-name="T86">For mostly empty input files, this saves a lot of bitwise operations. </text:span><text:span text:style-name="T87">Once we have confirmed there is enough space for the new token, we call set_val if necessary to copy it into the grid array, </text:span><text:span text:style-name="T90">then we</text:span><text:span text:style-name="T88"> increment the relevant counters. </text:span><text:span text:style-name="T89">Whilst reading in character by character is probably slower than reading in lines </text:span><text:span text:style-name="T91">(not to mention reallocing for only 1 int at a time </text:span><text:span text:style-name="T93">instead of </text:span><text:span text:style-name="T94">larger blocks</text:span><text:span text:style-name="T91">)</text:span><text:span text:style-name="T89">, this approach does use the bare minimum of memory, requiring only position counters and a 1 character input buffer, </text:span><text:span text:style-name="T92">as well as making sure the grid array allocated to more memory than necessary.</text:span></text:p>
      <text:p text:style-name="P18"/>
      <text:p text:style-name="P6">5)<text:span text:style-name="T4"> </text:span>write_out_file</text:p>
      <text:p text:style-name="P38"><text:span text:style-name="T73">Before doing any writing, the function checks for a win from both players </text:span><text:span text:style-name="T74">using my find_win helper function</text:span><text:span text:style-name="T73">. </text:span><text:span text:style-name="T75">If wins are found, get_win_run will populate arrays with the grid locations of the winning line. </text:span><text:span text:style-name="T76">Then we can iterate through all grid positions, either outputting the token or its capitalisation in the event it’s part of a winning line. </text:span><text:span text:style-name="T77">Since C operators are short-circuiting, we also don’t need to worry about IN_RUN (which requires a lot of comparisons) being evaluated unnecessarily, as if the corresponding is_win flag is 0, the </text:span><text:span text:style-name="T78">result of the AND will already be </text:span><text:span text:style-name="T79">known</text:span><text:span text:style-name="T78">. </text:span><text:span text:style-name="T80">Whilst my approach of going through each character is not the fastest, it does help save memory as there is no need to allocate memory to store a whole line before printing.</text:span></text:p>
      <text:p text:style-name="P19"/>
      <text:p text:style-name="P7">6) next_player</text:p>
      <text:p text:style-name="P24"><text:span text:style-name="T5">The easiest way to work out the next player is to simply iterate through the grid and count the tokens for each player.</text:span><text:span text:style-name="T6"> </text:span><text:span text:style-name="T30">If x has equal or fewer tokens on the board than o, it must be x’s turn. Otherwise it’s o’s turn.</text:span></text:p>
      <text:p text:style-name="P32"/>
      <text:p text:style-name="P8"><text:span text:style-name="T31">7</text:span>) current_winner</text:p>
      <text:p text:style-name="P25"><text:span text:style-name="T7">This function relies heavily on my find_win helper function and my win structure. </text:span><text:span text:style-name="T8">I use a structure here to encode the minimum amount of information needed to </text:span><text:span text:style-name="T9">represent</text:span><text:span text:style-name="T8"> a win</text:span><text:span text:style-name="T9">ning line of four</text:span><text:span text:style-name="T8"> (this functionality </text:span><text:span text:style-name="T10">being required</text:span><text:span text:style-name="T8"> for write_out_file), that being a starting position and a direction (as well as a flag to determine whether or not this is a valid win). </text:span><text:span text:style-name="T11">To save memory here, a bitfield is used as there are only 512 valid </text:span><text:soft-page-break/><text:span text:style-name="T11">columns (at most), only 4 directions need to be encoded </text:span><text:span text:style-name="T12">and a true/false flag requires only 1 bit</text:span><text:span text:style-name="T11"> – </text:span><text:span text:style-name="T13">giving an 8 byte structure</text:span><text:span text:style-name="T11">. </text:span><text:span text:style-name="T13">The find_win function simply iterates through the grid looking for </text:span><text:span text:style-name="T14">runs in each of the four directions, </text:span><text:span text:style-name="T15">returning the first one it finds. </text:span><text:span text:style-name="T16">If none is found, a win with the is_win flag set to 0 is returned. <text:s/>T</text:span><text:span text:style-name="T17">he current_winner function simply calls this function for both ‘x’ and ‘o’, returning a character depending on which players have wins.</text:span></text:p>
      <text:p text:style-name="P20"/>
      <text:p text:style-name="P9">8) read_in_move</text:p>
      <text:p text:style-name="P21">This function uses scanf to read integer input for both the row and the column of the move. <text:span text:style-name="T32">If scanf makes no matches (i.e. the user didn’t enter a valid integer), then my error function is called to </text:span><text:span text:style-name="T33">handle the issue. </text:span><text:span text:style-name="T34">If no issues occur, the column and row data is stored in a new struct </text:span><text:span text:style-name="T36">move</text:span><text:span text:style-name="T34"> </text:span><text:span text:style-name="T35">and returned.</text:span></text:p>
      <text:p text:style-name="P21"/>
      <text:p text:style-name="P10"><text:span text:style-name="T35">9</text:span>) is_valid_move</text:p>
      <text:p text:style-name="P22">To check if a move is valid, a series of checks must be applied. The first two check against the bounds of the array – if either the row or column exceeds these bounds then it can’t be valid. <text:span text:style-name="T37">The last check ensures that the corresponding grid space is empty, as otherwise playing the move would overwrite data. </text:span><text:span text:style-name="T38">If all tests are passed, 1 is returned.</text:span></text:p>
      <text:p text:style-name="P22"/>
      <text:p text:style-name="P11"><text:span text:style-name="T38">1</text:span>0<text:span text:style-name="T39">)</text:span> is_winning_move</text:p>
      <text:p text:style-name="P23">Here we start by checking that the move is valid, calling error if it is not (another approach could be to just return ‘.’, though I decided it would be best not to ignore the error). <text:span text:style-name="T40">Given the functions already in existence, the easiest way to check if a move is winning would be to create a copy of the board, play the given move on that board and then check whether or not there is a winner. </text:span><text:span text:style-name="T41">The new board can then be deleted and the result returned without affecting the original.</text:span></text:p>
      <text:p text:style-name="P23"/>
      <text:p text:style-name="P12"><text:span text:style-name="T41">1</text:span>1) play_move</text:p>
      <text:p text:style-name="P26"><text:span text:style-name="T18">Similarly to is_winning_move, the function first checks that the move is valid for the sake of robustness. </text:span><text:span text:style-name="T19">Following this, the corresponding token (based on next_player) is placed and the helper function resolve_gravity_single is called on it. </text:span><text:span text:style-name="T20">This simply move</text:span><text:span text:style-name="T21">s</text:span><text:span text:style-name="T20"> a token down to the lowest unoccupied space it can find </text:span><text:span text:style-name="T22">in the column. </text:span><text:span text:style-name="T23">Following this, each value in the corresponding row is shifted left or right depending on the move and the helper function resolve_gravity_above is called on each. This applies gravity to a </text:span><text:span text:style-name="T24">token and all tokens above it (which are the only ones that can be affected). </text:span><text:span text:style-name="T25">All of the row-rotation is done in-place, saving memory as only a couple of temporary variables are needed, rather than a full copy of the </text:span><text:span text:style-name="T26">row.</text:span></text:p>
      <text:p text:style-name="P33"/>
      <text:p text:style-name="P13"><text:span text:style-name="T42">R</text:span>obustness – <text:span text:style-name="T49">Additional Comments</text:span></text:p>
      <text:p text:style-name="P30">To ensure my code is robust, error checks have been placed in many functions (as mentioned), as have checks on pointers. <text:span text:style-name="T43">In any situation where memory is allocated (e.g. setup_board, </text:span><text:span text:style-name="T96">read_in_fi</text:span><text:span text:style-name="T97">le</text:span><text:span text:style-name="T43">, copy_board), file pointers are given (i.e. read_in_file, write_out_file) </text:span><text:span text:style-name="T62">or a board pointer u is passed</text:span><text:span text:style-name="T43">, the validate_pointer helper function is used. This checks that a given pointer is not NULL, </text:span><text:span text:style-name="T44">calling my error function in the event that it is. </text:span><text:span text:style-name="T45">My </text:span><text:span text:style-name="T48">oft-mentioned</text:span><text:span text:style-name="T45"> error function is simple, outputting a relevant error message based on its parameter and exiting with a non-zero code. However, this is a far more graceful exi</text:span><text:span text:style-name="T46">t than a segmentation fault or similar event. </text:span></text:p>
      <text:p text:style-name="P27"><text:span text:style-name="T50">S</text:span><text:span text:style-name="T51">imilarly, other error checks that occur throughout the code (e.g. checking move validity before playing it, checking inputted rows/columns are actually integers, checking that every row has the same number of columns) also go through the error function </text:span><text:span text:style-name="T52">and cause the program to exit gracefully. </text:span><text:span text:style-name="T53">This setup helps keep the code a lot more legible since error-handling code isn’t littered everywhere.</text:span></text:p>
      <text:p text:style-name="P35"/>
      <text:p text:style-name="P14"><text:span text:style-name="T47">M</text:span>ain.c and Connect4.h</text:p>
      <text:p text:style-name="P31"/>
      <text:p text:style-name="P28"><text:span text:style-name="T55">Connect4.h, as a header file, has limited scope to improve its robustness. However, it would likely benefit from the inclusion of #include guards to prevent it from appearing multiple times in compilation. </text:span><text:span text:style-name="T56">Though in its present state the lack of a guard does not prevent compilation, </text:span><text:span text:style-name="T57">if it was later changed to feature more definitions or #included more times, it could become problematic.</text:span></text:p>
      <text:p text:style-name="P29"><text:span text:style-name="T57">M</text:span><text:span text:style-name="T54">ain.c is not particularly un-robust at present since many checks are performed already by my functions in connect4.c. However, an improvement could be made in its file handling to extract the type of error from the global variable errno in the event that a NULL pointer is returned </text:span><text:span text:style-name="T58">from fopen. </text:span><text:span text:style-name="T59">When dealing with player moves, improvement could also be made to highlight an invalid move to the user with a message, rather than just repeatedly asking them for a move </text:span><text:span text:style-name="T60">until a valid one is entered</text:span><text:span text:style-name="T6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7T13:57:39.951551763</meta:creation-date>
    <dc:title>Default</dc:title>
    <meta:editing-cycles>158</meta:editing-cycles>
    <meta:generator>LibreOffice/7.0.3.1$Linux_X86_64 LibreOffice_project/00$Build-1</meta:generator>
    <meta:editing-duration>PT11H45M55S</meta:editing-duration>
    <meta:initial-creator>James Townsend</meta:initial-creator>
    <dc:date>2020-12-18T15:12:40.539614332</dc:date>
    <dc:creator>James Townsend</dc:creator>
    <meta:document-statistic meta:table-count="0" meta:image-count="0" meta:object-count="0" meta:page-count="2" meta:paragraph-count="30" meta:word-count="1551" meta:character-count="8903" meta:non-whitespace-character-count="7372"/>
    <meta:template xlink:type="simple" xlink:actuate="onRequest" xlink:title="Default" xlink:href="../../../../../../usr/lib/libreoffice/share/template/common/styles/Default.ott" meta:date="2020-12-17T13:57:39.222446902"/>
  </office:meta>
</office:document-meta>
</file>